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15.41mm"/>
    </style:style>
    <style:style style:name="co4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00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cccc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color="#ff00cc"/>
    </style:style>
  </office:automatic-styles>
  <office:body>
    <office:spreadsheet>
      <table:calculation-settings table:automatic-find-labels="false"/>
      <table:table table:name="Тест-кейсы со встечи ТЗ 1.0" table:style-name="ta1">
        <table:table-column table:style-name="co1" table:default-cell-style-name="Default"/>
        <table:table-row table:style-name="ro1">
          <table:table-cell office:value-type="string" calcext:value-type="string">
            <text:p>Правила изменений характеристик в карточке товара</text:p>
          </table:table-cell>
        </table:table-row>
        <table:table-row table:style-name="ro1">
          <table:table-cell office:value-type="string" calcext:value-type="string">
            <text:p>Характеристика — шаблон наименования</text:p>
          </table:table-cell>
        </table:table-row>
        <table:table-row table:style-name="ro1">
          <table:table-cell office:value-type="string" calcext:value-type="string">
            <text:p>Изменение характеристики/карточки — менеджером/кладовщиком</text:p>
          </table:table-cell>
        </table:table-row>
        <table:table-row table:style-name="ro1">
          <table:table-cell office:value-type="string" calcext:value-type="string">
            <text:p>Обязательное заполнение полей для баз данных (обязательные/нет)</text:p>
          </table:table-cell>
        </table:table-row>
        <table:table-row table:style-name="ro1">
          <table:table-cell office:value-type="string" calcext:value-type="string">
            <text:p>Много пунктов, которые подгружаются для продактов по-умолчанию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ринятие/отклонения, комментарии</text:p>
          </table:table-cell>
        </table:table-row>
        <table:table-row table:style-name="ro1">
          <table:table-cell office:value-type="string" calcext:value-type="string">
            <text:p>Карусель карточки товара с изменениями</text:p>
          </table:table-cell>
        </table:table-row>
        <table:table-row table:style-name="ro1">
          <table:table-cell office:value-type="string" calcext:value-type="string">
            <text:p>Открытие всех характеристик — показать все характеристики</text:p>
          </table:table-cell>
        </table:table-row>
        <table:table-row table:style-name="ro1">
          <table:table-cell office:value-type="string" calcext:value-type="string">
            <text:p>таблица принятие изменеий</text:p>
          </table:table-cell>
        </table:table-row>
        <table:table-row table:style-name="ro1">
          <table:table-cell office:value-type="string" calcext:value-type="string">
            <text:p>Обратная связь — уведомления для правившего характеристики</text:p>
          </table:table-cell>
        </table:table-row>
        <table:table-row table:style-name="ro1">
          <table:table-cell office:value-type="string" calcext:value-type="string">
            <text:p>настройка модераций характеристик</text:p>
          </table:table-cell>
        </table:table-row>
        <table:table-row table:style-name="ro1">
          <table:table-cell office:value-type="string" calcext:value-type="string">
            <text:p>Люди и роботы</text:p>
          </table:table-cell>
        </table:table-row>
        <table:table-row table:style-name="ro1">
          <table:table-cell office:value-type="string" calcext:value-type="string">
            <text:p>Объединение новых характеристик</text:p>
          </table:table-cell>
        </table:table-row>
        <table:table-row table:style-name="ro1">
          <table:table-cell office:value-type="string" calcext:value-type="string">
            <text:p>Синонимы наименований характеристик</text:p>
          </table:table-cell>
        </table:table-row>
        <table:table-row table:style-name="ro1">
          <table:table-cell office:value-type="string" calcext:value-type="string">
            <text:p>Пометка об ошибке каталога</text:p>
          </table:table-cell>
        </table:table-row>
        <table:table-row table:style-name="ro1">
          <table:table-cell office:value-type="string" calcext:value-type="string">
            <text:p>Новые значения (сравнение/измение) со старыми</text:p>
          </table:table-cell>
        </table:table-row>
        <table:table-row table:style-name="ro1">
          <table:table-cell office:value-type="string" calcext:value-type="string">
            <text:p>Ежедневная проверка измениений, архив с пометкой</text:p>
          </table:table-cell>
        </table:table-row>
        <table:table-row table:style-name="ro1">
          <table:table-cell office:value-type="string" calcext:value-type="string">
            <text:p>Разделение значений на «до» и «после»</text:p>
          </table:table-cell>
        </table:table-row>
        <table:table-row table:style-name="ro1">
          <table:table-cell office:value-type="string" calcext:value-type="string">
            <text:p>появление новой модели</text:p>
          </table:table-cell>
        </table:table-row>
        <table:table-row table:style-name="ro1">
          <table:table-cell office:value-type="string" calcext:value-type="string">
            <text:p>-новые значения в характеристиках принимаются с двух сторон, карточка и характеристики</text:p>
          </table:table-cell>
        </table:table-row>
        <table:table-row table:style-name="ro1">
          <table:table-cell office:value-type="string" calcext:value-type="string">
            <text:p>Перенос/Копирование характеристик. Только для товаро для новой категории</text:p>
          </table:table-cell>
        </table:table-row>
        <table:table-row table:style-name="ro1">
          <table:table-cell office:value-type="string" calcext:value-type="string">
            <text:p>Описание (?) - что означает характеристика</text:p>
          </table:table-cell>
        </table:table-row>
        <table:table-row table:style-name="ro1">
          <table:table-cell office:value-type="string" calcext:value-type="string">
            <text:p>Карчтока соответствий товара с другими каталогами</text:p>
          </table:table-cell>
        </table:table-row>
        <table:table-row table:style-name="ro1">
          <table:table-cell office:value-type="string" calcext:value-type="string">
            <text:p>Клонирование карточки для товаров с разными цветами (б/у, уценка)</text:p>
          </table:table-cell>
        </table:table-row>
        <table:table-row table:style-name="ro1">
          <table:table-cell office:value-type="string" calcext:value-type="string">
            <text:p>Наследование. Изменения в карточках тьова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Планирощик, Рецептыдля сайта</text:p>
          </table:table-cell>
        </table:table-row>
        <table:table-row table:style-name="ro1">
          <table:table-cell office:value-type="string" calcext:value-type="string">
            <text:p>Постепенная реализация <text:s/>вывод для продакта по готовности</text:p>
          </table:table-cell>
        </table:table-row>
        <table:table-row table:style-name="ro1">
          <table:table-cell office:value-type="string" calcext:value-type="string">
            <text:p>Принятие/отклонения, комментарии</text:p>
          </table:table-cell>
        </table:table-row>
        <table:table-row table:style-name="ro1">
          <table:table-cell office:value-type="string" calcext:value-type="string">
            <text:p>Уникальные поля — синонимы</text:p>
          </table:table-cell>
        </table:table-row>
        <table:table-row table:style-name="ro1">
          <table:table-cell office:value-type="string" calcext:value-type="string">
            <text:p>Подтверждение продактом</text:p>
          </table:table-cell>
        </table:table-row>
        <table:table-row table:style-name="ro1">
          <table:table-cell office:value-type="string" calcext:value-type="string">
            <text:p>Два продакта рпботают в одном интерфейсе</text:p>
          </table:table-cell>
        </table:table-row>
        <table:table-row table:style-name="ro1">
          <table:table-cell office:value-type="string" calcext:value-type="string">
            <text:p>Отслеживание изменений присланных роботом</text:p>
          </table:table-cell>
        </table:table-row>
      </table:table>
      <table:table table:name="Тест-план &quot;модерация новых зарактеристик и значений&quot;" table:style-name="ta1"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Права на редактирование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Редактирование карточки товар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менеджер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кладовщи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робо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продакт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едактирование характеристик и значени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менеджер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кладовщи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робот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продакт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 &amp; max значения характеристик для робот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Если оба значения указаны и редактируемое попадает в диапазон, то считается, что изменения прошли модераци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Если оба значения указаны и редактируемое не попадает в диапазон, то считается, что изменения не прошли модераци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Если одно из значений не указано, то считается, что изменения прошли модерацию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Сценарии пользователей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неджер/кладовщик внес изменения в карточке товара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родакт внес изменения в карточке товара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енеджер внес изменения в значениях характеристики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одакт внес изменения в характеристике и ее значениях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Робот внес изменения в карточке товара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обот внес изменения в значениях характеристики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Менеджер/Кладовщик работа с запросами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Форма «Запросы на изменение»</text:p>
          </table:table-cell>
          <table:covered-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ню-каталог товара-Запросы на изменение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грузка по умолчанию дл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продакт</text:p>
          </table:table-cell>
          <table:table-cell office:value-type="string" calcext:value-type="string">
            <text:p>Продакт видит только свои категории товаров (значение фильтра "категория товара" по умолчанию принимает значение категории, с которыми работает конкретный Продакт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менеджер</text:p>
          </table:table-cell>
          <table:table-cell office:value-type="string" calcext:value-type="string">
            <text:p>Менеджер, видит только свои запросы на изменение (значение фильтра "автор запроса"=ФИО менеджера, работающего с АСУП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именование категории товара/характеристики.</text:p>
          </table:table-cell>
          <table:table-cell office:value-type="string" calcext:value-type="string">
            <text:p>В каком случае это наименование, а в каком характеристика?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Поле должно быть текст-ссылкой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Ссылкой на что? </text:p>
          </table:table-cell>
          <table:table-cell office:value-type="string" calcext:value-type="string">
            <text:p>куда будет переход по клику? 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оличество запросов на проверку (цифра)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4.1</text:p>
          </table:table-cell>
          <table:table-cell office:value-type="string" calcext:value-type="string">
            <text:p>При нажатии на количество, осуществляется переход на страницу "Работа с запросами"</text:p>
          </table:table-cell>
          <table:table-cell office:value-type="string" calcext:value-type="string">
            <text:p>с установленным фильтром "Статус запроса" по умолчанию "На проверку" и Статистика.Категория1=Работа_с_Запросами.Категория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ри нажатии на количество, осуществляется переход на страницу "Работа с запросами"</text:p>
          </table:table-cell>
          <table:table-cell office:value-type="string" calcext:value-type="string">
            <text:p>с установленным фильтром "Статус запроса" по умолчанию "Отклоненные" и Статистика.Категория1=Работа_с_Запросами.Категория1.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Всплывающие подсказки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Соответствие количества на проверку/отклоненных к количеству реальных объектов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Интерфейс «Работа с запросами»</text:p>
          </table:table-cell>
          <table:covered-table-cell table:number-columns-repeated="4" table:style-name="ce8"/>
        </table:table-row>
        <table:table-row table:style-name="ro1">
          <table:table-cell/>
          <table:table-cell table:style-name="ce8" office:value-type="string" calcext:value-type="string">
            <text:p>Параметры фильтрации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ата, тестирование даты(Валидность, период, интервал)</text:p>
          </table:table-cell>
          <table:table-cell table:style-name="ce5" office:value-type="string" calcext:value-type="string">
            <text:p>Дата начала, дата окончания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атегория товара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атусы запроса, подгружаемость по-умолчанию, корректное отображение данных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Автор запроса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Модератор</text:p>
          </table:table-cell>
          <table:table-cell office:value-type="string" calcext:value-type="string">
            <text:p>Выбор из списка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op Lis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Результаты поиска/фильтрации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ата изменени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если дата изменения не входит в диапазон поиска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втор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Модератор 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татус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од товара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аткое наименование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Старое значение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овое значение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Дата проверки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ричина отклонения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акетное редактирование ("Принять" и "Отклонить" изменения в выбранных карточках)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По умолчанию продакт видит только свои категории товаров (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.1</text:p>
          </table:table-cell>
          <table:table-cell office:value-type="string" calcext:value-type="string">
            <text:p>Значение фильтра "категория товара" по умолчанию принимает значение категории, с которыми работает конкретный Продакт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По умолчанию, Продакт видит только запросы на проверку (значение фильтра "статус запроса"="на проверку")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По умолчанию, Менеджер, видит только свои запросы на изменение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.1</text:p>
          </table:table-cell>
          <table:table-cell office:value-type="string" calcext:value-type="string">
            <text:p>значение фильтра "автор запроса"=ФИО менеджера, работающего с АСУП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о умолчанию, Менеджер, видит отклоненные запросы (значение фильтра "статус запроса"="отклоненные"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Список карточек на проверку из <text:span text:style-name="T1">4.1 «запросы на изменение»</text:span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ервая карточка на проверку раскрывается автоматически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о окончанию проверки карточки (когда приняты или отклонены все изменения), осуществляется автоматический переход к следующей карточке.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Список отклоненных карточек из <text:span text:style-name="T1">5 «запросы на изменение»</text:span>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 экране отображается список отклоненных карточек. 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При этом, при нажатии на строку, раскрывается карточка товара.</text:p>
          </table:table-cell>
          <table:table-cell office:value-type="string" calcext:value-type="string">
            <text:p>она будет открываться сразу под строкой? Или просто внизу страницы? </text:p>
          </table:table-cell>
          <table:table-cell table:number-columns-repeated="2"/>
        </table:table-row>
        <table:table-row table:style-name="ro1" table:number-rows-repeated="12">
          <table:table-cell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Работа фильтров и значений по-умолчанию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При нажатии на количество, осуществляется переход на страницу "Работа с запросами" с установленным фильтром "Статус запроса" по умолчанию "На проверку" и Статистика.Категория1=Работа_с_Запросами.Категория1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При нажатии на количество, осуществляется переход на страницу "Работа с запросами" с установленным фильтром "Статус запроса" по умолчанию "Отклоненные" и Статистика.Категория1=Работа_с_Запросами.Категория1.</text:p>
          </table:table-cell>
          <table:table-cell table:number-columns-repeated="3"/>
        </table:table-row>
        <table:table-row table:style-name="ro1" table:number-rows-repeated="104848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Тест-план &quot;модерация описаний товаров&quot;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5:00:28.41669804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2:05:27.586317892</meta:creation-date>
    <dc:date>2019-04-10T15:01:00.124531651</dc:date>
    <meta:editing-duration>PT7H52M48S</meta:editing-duration>
    <meta:editing-cycles>6</meta:editing-cycles>
    <meta:generator>LibreOffice/6.0.7.3$Linux_X86_64 LibreOffice_project/00m0$Build-3</meta:generator>
    <meta:document-statistic meta:table-count="3" meta:cell-count="176" meta:object-count="0"/>
  </office:meta>
</office:document-meta>
</file>